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6cm" fo:min-width="2.68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8cm" fo:min-width="1.70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1cm" fo:min-width="1.18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1cm" fo:min-width="1.037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1cm" fo:min-width="1.04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1cm" fo:min-width="1.008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1cm" fo:min-width="1.2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1cm" fo:min-width="1.1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4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4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3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163cm"/>
    </style:style>
    <style:style style:name="gr16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436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8cm" fo:min-width="1.703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1cm" fo:min-width="1.1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7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8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7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8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7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4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4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.3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7cm" fo:min-width="4.8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9cm" fo:min-width="4.828cm"/>
    </style:style>
    <style:style style:name="gr31" style:family="graphic" style:parent-style-name="standard">
      <style:graphic-properties svg:stroke-width="0.025cm" svg:stroke-color="#ff3333" draw:marker-start-width="0.266cm" draw:marker-end-width="0.266cm" draw:fill="solid" draw:fill-color="#ffffff" draw:textarea-horizontal-align="justify" draw:textarea-vertical-align="middle" draw:auto-grow-height="false" fo:min-height="0.171cm" fo:min-width="0cm" fo:padding-top="0.137cm" fo:padding-bottom="0.137cm" fo:padding-left="0.262cm" fo:padding-right="0.262cm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147cm" fo:min-width="2.6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81cm" svg:height="1.506cm" svg:x="10.779cm" svg:y="7.997cm">
          <text:p text:style-name="P1"><text:span text:style-name="T1">Update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204cm" svg:height="1.398cm" svg:x="4.947cm" svg:y="14.511cm">
          <text:p text:style-name="P1"><text:span text:style-name="T1">Get 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049cm" svg:y1="14.511cm" svg:x2="12.369cm" svg:y2="9.503cm" draw:start-shape="id1" draw:start-glue-point="0" draw:end-shape="id2" draw:end-glue-point="2" svg:d="M6049 14511l6320-5008" svg:viewBox="0 0 6321 5009">
          <text:p/>
        </draw:connector>
        <draw:custom-shape draw:style-name="gr4" draw:text-style-name="P3" xml:id="id3" draw:id="id3" draw:layer="layout" svg:width="1.685cm" svg:height="0.891cm" svg:x="0.261cm" svg:y="19.34cm">
          <text:p text:style-name="P1"><text:span text:style-name="T2">Get </text:span></text:p>
          <text:p text:style-name="P1"><text:span text:style-name="T2">Item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1.537cm" svg:height="0.891cm" svg:x="2.042cm" svg:y="19.34cm">
          <text:p text:style-name="P1"><text:span text:style-name="T2">Get </text:span></text:p>
          <text:p text:style-name="P1"><text:span text:style-name="T2">Item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1.542cm" svg:height="0.891cm" svg:x="3.691cm" svg:y="19.34cm">
          <text:p text:style-name="P1"><text:span text:style-name="T2">Get </text:span></text:p>
          <text:p text:style-name="P1"><text:span text:style-name="T2">Loan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6" draw:id="id6" draw:layer="layout" svg:width="1.508cm" svg:height="0.891cm" svg:x="5.296cm" svg:y="19.34cm">
          <text:p text:style-name="P1"><text:span text:style-name="T2">Get </text:span></text:p>
          <text:p text:style-name="P1"><text:span text:style-name="T2">Item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7" draw:id="id7" draw:layer="layout" svg:width="1.762cm" svg:height="0.891cm" svg:x="6.942cm" svg:y="19.34cm">
          <text:p text:style-name="P1"><text:span text:style-name="T2">Get </text:span></text:p>
          <text:p text:style-name="P1"><text:span text:style-name="T2">FuseRa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8" draw:id="id8" draw:layer="layout" svg:width="1.625cm" svg:height="0.891cm" svg:x="8.79cm" svg:y="19.34cm">
          <text:p text:style-name="P1"><text:span text:style-name="T2">Get </text:span></text:p>
          <text:p text:style-name="P1"><text:span text:style-name="T2">Item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9" draw:id="id9" draw:layer="layout" svg:width="1.625cm" svg:height="0.891cm" svg:x="10.501cm" svg:y="19.34cm">
          <text:p text:style-name="P1"><text:span text:style-name="T2">Get </text:span></text:p>
          <text:p text:style-name="P1"><text:span text:style-name="T2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049cm" svg:y1="15.909cm" svg:x2="1.103cm" svg:y2="19.34cm" draw:start-shape="id1" draw:start-glue-point="2" draw:end-shape="id3" draw:end-glue-point="0" svg:d="M6049 15909l-4946 3431" svg:viewBox="0 0 4947 3432">
          <text:p/>
        </draw:connector>
        <draw:connector draw:style-name="gr3" draw:text-style-name="P1" draw:layer="layout" draw:type="line" svg:x1="6.049cm" svg:y1="15.909cm" svg:x2="2.81cm" svg:y2="19.34cm" draw:start-shape="id1" draw:start-glue-point="2" draw:end-shape="id4" draw:end-glue-point="0" svg:d="M6049 15909l-3239 3431" svg:viewBox="0 0 3240 3432">
          <text:p/>
        </draw:connector>
        <draw:connector draw:style-name="gr3" draw:text-style-name="P1" draw:layer="layout" draw:type="line" svg:x1="6.049cm" svg:y1="15.909cm" svg:x2="4.462cm" svg:y2="19.34cm" draw:start-shape="id1" draw:start-glue-point="2" draw:end-shape="id5" draw:end-glue-point="0" svg:d="M6049 15909l-1587 3431" svg:viewBox="0 0 1588 3432">
          <text:p/>
        </draw:connector>
        <draw:connector draw:style-name="gr3" draw:text-style-name="P1" draw:layer="layout" draw:type="line" svg:x1="6.049cm" svg:y1="15.909cm" svg:x2="6.05cm" svg:y2="19.34cm" draw:start-shape="id1" draw:start-glue-point="2" draw:end-shape="id6" draw:end-glue-point="0" svg:d="M6049 15909l1 3431" svg:viewBox="0 0 2 3432">
          <text:p/>
        </draw:connector>
        <draw:connector draw:style-name="gr3" draw:text-style-name="P1" draw:layer="layout" draw:type="line" svg:x1="6.049cm" svg:y1="15.909cm" svg:x2="7.823cm" svg:y2="19.34cm" draw:start-shape="id1" draw:start-glue-point="2" draw:end-shape="id7" draw:end-glue-point="0" svg:d="M6049 15909l1774 3431" svg:viewBox="0 0 1775 3432">
          <text:p/>
        </draw:connector>
        <draw:connector draw:style-name="gr3" draw:text-style-name="P1" draw:layer="layout" draw:type="line" svg:x1="6.049cm" svg:y1="15.909cm" svg:x2="9.602cm" svg:y2="19.34cm" draw:start-shape="id1" draw:start-glue-point="2" draw:end-shape="id8" draw:end-glue-point="0" svg:d="M6049 15909l3553 3431" svg:viewBox="0 0 3554 3432">
          <text:p/>
        </draw:connector>
        <draw:connector draw:style-name="gr3" draw:text-style-name="P1" draw:layer="layout" draw:type="line" svg:x1="6.049cm" svg:y1="15.909cm" svg:x2="11.313cm" svg:y2="19.34cm" draw:start-shape="id1" draw:start-glue-point="2" draw:end-shape="id9" draw:end-glue-point="0" svg:d="M6049 15909l5264 3431" svg:viewBox="0 0 5265 3432">
          <text:p/>
        </draw:connector>
        <draw:frame draw:style-name="gr10" draw:text-style-name="P4" draw:layer="layout" svg:width="1.018cm" svg:height="0.721cm" svg:x="1.887cm" svg:y="18.694cm">
          <draw:text-box>
            <text:p><text:span text:style-name="T1">I.V</text:span></text:p>
          </draw:text-box>
        </draw:frame>
        <draw:frame draw:style-name="gr11" draw:text-style-name="P6" draw:layer="layout" svg:width="1.158cm" svg:height="0.721cm" svg:x="3.323cm" svg:y="18.695cm">
          <draw:text-box>
            <text:p text:style-name="P5"><text:span text:style-name="T1">L.R</text:span></text:p>
          </draw:text-box>
        </draw:frame>
        <draw:frame draw:style-name="gr12" draw:text-style-name="P6" draw:layer="layout" svg:width="1.044cm" svg:height="0.721cm" svg:x="4.668cm" svg:y="18.696cm">
          <draw:text-box>
            <text:p text:style-name="P5"><text:span text:style-name="T1">I.C</text:span></text:p>
          </draw:text-box>
        </draw:frame>
        <draw:frame draw:style-name="gr13" draw:text-style-name="P6" draw:layer="layout" svg:width="1.137cm" svg:height="0.721cm" svg:x="6.283cm" svg:y="18.697cm">
          <draw:text-box>
            <text:p text:style-name="P5"><text:span text:style-name="T1">F.R</text:span></text:p>
          </draw:text-box>
        </draw:frame>
        <draw:frame draw:style-name="gr14" draw:text-style-name="P6" draw:layer="layout" svg:width="0.997cm" svg:height="0.721cm" svg:x="7.989cm" svg:y="18.698cm">
          <draw:text-box>
            <text:p text:style-name="P5"><text:span text:style-name="T1">I.T</text:span></text:p>
          </draw:text-box>
        </draw:frame>
        <draw:frame draw:style-name="gr15" draw:text-style-name="P6" draw:layer="layout" svg:width="0.739cm" svg:height="0.721cm" svg:x="9.694cm" svg:y="18.609cm">
          <draw:text-box>
            <text:p text:style-name="P5"><text:span text:style-name="T1">L</text:span></text:p>
          </draw:text-box>
        </draw:frame>
        <draw:line draw:style-name="gr16" draw:text-style-name="P2" draw:layer="layout" svg:x1="0.976cm" svg:y1="19.088cm" svg:x2="2.499cm" svg:y2="17.949cm">
          <text:p/>
        </draw:line>
        <draw:frame draw:style-name="gr17" draw:text-style-name="P4" draw:layer="layout" svg:width="1.044cm" svg:height="0.721cm" svg:x="0.093cm" svg:y="18.695cm">
          <draw:text-box>
            <text:p><text:span text:style-name="T1">I.N</text:span></text:p>
          </draw:text-box>
        </draw:frame>
        <draw:line draw:style-name="gr16" draw:text-style-name="P2" draw:layer="layout" svg:x1="2.67cm" svg:y1="19.12cm" svg:x2="3.98cm" svg:y2="17.835cm">
          <text:p/>
        </draw:line>
        <draw:line draw:style-name="gr16" draw:text-style-name="P2" draw:layer="layout" svg:x1="4.27cm" svg:y1="19.145cm" svg:x2="5.005cm" svg:y2="17.721cm">
          <text:p/>
        </draw:line>
        <draw:line draw:style-name="gr16" draw:text-style-name="P2" draw:layer="layout" svg:x1="5.854cm" svg:y1="19.155cm" svg:x2="5.916cm" svg:y2="17.493cm">
          <text:p/>
        </draw:line>
        <draw:line draw:style-name="gr16" draw:text-style-name="P2" draw:layer="layout" svg:x1="7.444cm" svg:y1="19.157cm" svg:x2="6.828cm" svg:y2="17.835cm">
          <text:p/>
        </draw:line>
        <draw:line draw:style-name="gr16" draw:text-style-name="P2" draw:layer="layout" svg:x1="9.098cm" svg:y1="19.164cm" svg:x2="7.967cm" svg:y2="17.949cm">
          <text:p/>
        </draw:line>
        <draw:line draw:style-name="gr16" draw:text-style-name="P2" draw:layer="layout" svg:x1="10.647cm" svg:y1="19.182cm" svg:x2="9.221cm" svg:y2="18.176cm">
          <text:p/>
        </draw:line>
        <draw:custom-shape draw:style-name="gr18" draw:text-style-name="P2" xml:id="id10" draw:id="id10" draw:layer="layout" svg:width="2.203cm" svg:height="1.398cm" svg:x="17.239cm" svg:y="14.51cm">
          <text:p text:style-name="P1"><text:span text:style-name="T1">Validate 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1" draw:id="id11" draw:layer="layout" svg:width="1.686cm" svg:height="0.891cm" svg:x="12.552cm" svg:y="19.339cm">
          <text:p text:style-name="P1"><text:span text:style-name="T1">Validate</text:span><text:span text:style-name="T2"> </text:span></text:p>
          <text:p text:style-name="P1"><text:span text:style-name="T2">Item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2" draw:id="id12" draw:layer="layout" svg:width="1.537cm" svg:height="0.891cm" svg:x="14.334cm" svg:y="19.339cm">
          <text:p text:style-name="P1"><text:span text:style-name="T1">Validate</text:span><text:span text:style-name="T2"> </text:span></text:p>
          <text:p text:style-name="P1"><text:span text:style-name="T2">Item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3" draw:id="id13" draw:layer="layout" svg:width="1.542cm" svg:height="0.891cm" svg:x="15.982cm" svg:y="19.339cm">
          <text:p text:style-name="P1"><text:span text:style-name="T1">Validate</text:span><text:span text:style-name="T2"> </text:span></text:p>
          <text:p text:style-name="P1"><text:span text:style-name="T2">Loan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4" draw:id="id14" draw:layer="layout" svg:width="1.508cm" svg:height="0.891cm" svg:x="17.587cm" svg:y="19.339cm">
          <text:p text:style-name="P1"><text:span text:style-name="T1">Validate</text:span><text:span text:style-name="T2"> </text:span></text:p>
          <text:p text:style-name="P1"><text:span text:style-name="T2">Item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5" draw:id="id15" draw:layer="layout" svg:width="1.762cm" svg:height="0.891cm" svg:x="19.233cm" svg:y="19.339cm">
          <text:p text:style-name="P1"><text:span text:style-name="T1">Validate</text:span><text:span text:style-name="T2"> </text:span></text:p>
          <text:p text:style-name="P1"><text:span text:style-name="T2">FuseRa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6" draw:id="id16" draw:layer="layout" svg:width="1.625cm" svg:height="0.891cm" svg:x="21.081cm" svg:y="19.339cm">
          <text:p text:style-name="P1"><text:span text:style-name="T1">Validate</text:span><text:span text:style-name="T2"> </text:span></text:p>
          <text:p text:style-name="P1"><text:span text:style-name="T2">Item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7" draw:id="id17" draw:layer="layout" svg:width="1.625cm" svg:height="0.891cm" svg:x="22.792cm" svg:y="19.339cm">
          <text:p text:style-name="P1"><text:span text:style-name="T1">Validate</text:span><text:span text:style-name="T2"> </text:span></text:p>
          <text:p text:style-name="P1"><text:span text:style-name="T2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34cm" svg:y1="15.908cm" svg:x2="13.395cm" svg:y2="19.339cm" draw:start-shape="id10" draw:start-glue-point="2" draw:end-shape="id11" draw:end-glue-point="0" svg:d="M18340 15908l-4945 3431" svg:viewBox="0 0 4946 3432">
          <text:p/>
        </draw:connector>
        <draw:connector draw:style-name="gr3" draw:text-style-name="P1" draw:layer="layout" draw:type="line" svg:x1="18.34cm" svg:y1="15.908cm" svg:x2="15.102cm" svg:y2="19.339cm" draw:start-shape="id10" draw:start-glue-point="2" draw:end-shape="id12" draw:end-glue-point="0" svg:d="M18340 15908l-3238 3431" svg:viewBox="0 0 3239 3432">
          <text:p/>
        </draw:connector>
        <draw:connector draw:style-name="gr3" draw:text-style-name="P1" draw:layer="layout" draw:type="line" svg:x1="18.34cm" svg:y1="15.908cm" svg:x2="16.753cm" svg:y2="19.339cm" draw:start-shape="id10" draw:start-glue-point="2" draw:end-shape="id13" draw:end-glue-point="0" svg:d="M18340 15908l-1587 3431" svg:viewBox="0 0 1588 3432">
          <text:p/>
        </draw:connector>
        <draw:connector draw:style-name="gr3" draw:text-style-name="P1" draw:layer="layout" draw:type="line" svg:x1="18.34cm" svg:y1="15.908cm" svg:x2="18.341cm" svg:y2="19.339cm" draw:start-shape="id10" draw:start-glue-point="2" draw:end-shape="id14" draw:end-glue-point="0" svg:d="M18340 15908l1 3431" svg:viewBox="0 0 2 3432">
          <text:p/>
        </draw:connector>
        <draw:connector draw:style-name="gr3" draw:text-style-name="P1" draw:layer="layout" draw:type="line" svg:x1="18.34cm" svg:y1="15.908cm" svg:x2="20.114cm" svg:y2="19.339cm" draw:start-shape="id10" draw:start-glue-point="2" draw:end-shape="id15" draw:end-glue-point="0" svg:d="M18340 15908l1774 3431" svg:viewBox="0 0 1775 3432">
          <text:p/>
        </draw:connector>
        <draw:connector draw:style-name="gr3" draw:text-style-name="P1" draw:layer="layout" draw:type="line" svg:x1="18.34cm" svg:y1="15.908cm" svg:x2="21.893cm" svg:y2="19.339cm" draw:start-shape="id10" draw:start-glue-point="2" draw:end-shape="id16" draw:end-glue-point="0" svg:d="M18340 15908l3553 3431" svg:viewBox="0 0 3554 3432">
          <text:p/>
        </draw:connector>
        <draw:connector draw:style-name="gr3" draw:text-style-name="P1" draw:layer="layout" draw:type="line" svg:x1="18.34cm" svg:y1="15.908cm" svg:x2="23.604cm" svg:y2="19.339cm" draw:start-shape="id10" draw:start-glue-point="2" draw:end-shape="id17" draw:end-glue-point="0" svg:d="M18340 15908l5264 3431" svg:viewBox="0 0 5265 3432">
          <text:p/>
        </draw:connector>
        <draw:frame draw:style-name="gr20" draw:text-style-name="P4" draw:layer="layout" svg:width="1.378cm" svg:height="0.721cm" svg:x="13.909cm" svg:y="18.693cm">
          <draw:text-box>
            <text:p><text:span text:style-name="T1">V.I.V</text:span></text:p>
          </draw:text-box>
        </draw:frame>
        <draw:frame draw:style-name="gr21" draw:text-style-name="P6" draw:layer="layout" svg:width="1.522cm" svg:height="0.721cm" svg:x="15.345cm" svg:y="18.694cm">
          <draw:text-box>
            <text:p text:style-name="P5"><text:span text:style-name="T1">V.L.R</text:span></text:p>
          </draw:text-box>
        </draw:frame>
        <draw:frame draw:style-name="gr22" draw:text-style-name="P6" draw:layer="layout" svg:width="1.404cm" svg:height="0.721cm" svg:x="16.96cm" svg:y="18.695cm">
          <draw:text-box>
            <text:p text:style-name="P5"><text:span text:style-name="T1">V.I.C</text:span></text:p>
          </draw:text-box>
        </draw:frame>
        <draw:frame draw:style-name="gr23" draw:text-style-name="P6" draw:layer="layout" svg:width="1.497cm" svg:height="0.721cm" svg:x="18.305cm" svg:y="18.696cm">
          <draw:text-box>
            <text:p text:style-name="P5"><text:span text:style-name="T1">V.F.R</text:span></text:p>
          </draw:text-box>
        </draw:frame>
        <draw:frame draw:style-name="gr24" draw:text-style-name="P6" draw:layer="layout" svg:width="1.357cm" svg:height="0.721cm" svg:x="20.011cm" svg:y="18.697cm">
          <draw:text-box>
            <text:p text:style-name="P5"><text:span text:style-name="T1">V.I.T</text:span></text:p>
          </draw:text-box>
        </draw:frame>
        <draw:frame draw:style-name="gr25" draw:text-style-name="P6" draw:layer="layout" svg:width="1.099cm" svg:height="0.721cm" svg:x="21.537cm" svg:y="18.608cm">
          <draw:text-box>
            <text:p text:style-name="P5"><text:span text:style-name="T1">V.L</text:span></text:p>
          </draw:text-box>
        </draw:frame>
        <draw:line draw:style-name="gr16" draw:text-style-name="P2" draw:layer="layout" svg:x1="13.267cm" svg:y1="19.087cm" svg:x2="14.79cm" svg:y2="17.948cm">
          <text:p/>
        </draw:line>
        <draw:frame draw:style-name="gr26" draw:text-style-name="P4" draw:layer="layout" svg:width="1.404cm" svg:height="0.721cm" svg:x="12.115cm" svg:y="18.694cm">
          <draw:text-box>
            <text:p><text:span text:style-name="T1">V.I.N</text:span></text:p>
          </draw:text-box>
        </draw:frame>
        <draw:line draw:style-name="gr16" draw:text-style-name="P2" draw:layer="layout" svg:x1="14.961cm" svg:y1="19.119cm" svg:x2="16.271cm" svg:y2="17.834cm">
          <text:p/>
        </draw:line>
        <draw:line draw:style-name="gr16" draw:text-style-name="P2" draw:layer="layout" svg:x1="16.561cm" svg:y1="19.144cm" svg:x2="17.296cm" svg:y2="17.72cm">
          <text:p/>
        </draw:line>
        <draw:line draw:style-name="gr16" draw:text-style-name="P2" draw:layer="layout" svg:x1="18.146cm" svg:y1="19.154cm" svg:x2="18.208cm" svg:y2="17.492cm">
          <text:p/>
        </draw:line>
        <draw:line draw:style-name="gr16" draw:text-style-name="P2" draw:layer="layout" svg:x1="19.735cm" svg:y1="19.156cm" svg:x2="19.119cm" svg:y2="17.834cm">
          <text:p/>
        </draw:line>
        <draw:line draw:style-name="gr16" draw:text-style-name="P2" draw:layer="layout" svg:x1="21.39cm" svg:y1="19.163cm" svg:x2="20.259cm" svg:y2="17.948cm">
          <text:p/>
        </draw:line>
        <draw:line draw:style-name="gr16" draw:text-style-name="P2" draw:layer="layout" svg:x1="22.938cm" svg:y1="19.182cm" svg:x2="21.512cm" svg:y2="18.176cm">
          <text:p/>
        </draw:line>
        <draw:line draw:style-name="gr16" draw:text-style-name="P2" draw:layer="layout" svg:x1="15.868cm" svg:y1="17.699cm" svg:x2="14.956cm" svg:y2="18.383cm">
          <text:p/>
        </draw:line>
        <draw:line draw:style-name="gr16" draw:text-style-name="P2" draw:layer="layout" svg:x1="17.784cm" svg:y1="16.581cm" svg:x2="16.872cm" svg:y2="17.606cm">
          <text:p/>
        </draw:line>
        <draw:line draw:style-name="gr16" draw:text-style-name="P2" draw:layer="layout" svg:x1="18.239cm" svg:y1="16.239cm" svg:x2="17.613cm" svg:y2="17.59cm">
          <text:p/>
        </draw:line>
        <draw:line draw:style-name="gr16" draw:text-style-name="P2" draw:layer="layout" svg:x1="18.467cm" svg:y1="16.353cm" svg:x2="18.467cm" svg:y2="18.404cm">
          <text:p/>
        </draw:line>
        <draw:line draw:style-name="gr16" draw:text-style-name="P2" draw:layer="layout" svg:x1="18.695cm" svg:y1="16.467cm" svg:x2="19.72cm" svg:y2="18.176cm">
          <text:p/>
        </draw:line>
        <draw:line draw:style-name="gr16" draw:text-style-name="P2" draw:layer="layout" svg:x1="19.151cm" svg:y1="16.581cm" svg:x2="21.202cm" svg:y2="18.404cm">
          <text:p/>
        </draw:line>
        <draw:line draw:style-name="gr16" draw:text-style-name="P2" draw:layer="layout" svg:x1="19.492cm" svg:y1="16.353cm" svg:x2="20.745cm" svg:y2="17.265cm">
          <text:p/>
        </draw:line>
        <draw:frame draw:style-name="gr12" draw:text-style-name="P4" draw:layer="layout" svg:width="1.044cm" svg:height="0.721cm" svg:x="15.255cm" svg:y="17.26cm">
          <draw:text-box>
            <text:p><text:span text:style-name="T1">I.N</text:span></text:p>
          </draw:text-box>
        </draw:frame>
        <draw:frame draw:style-name="gr27" draw:text-style-name="P4" draw:layer="layout" svg:width="1.018cm" svg:height="0.721cm" svg:x="16.96cm" svg:y="16.811cm">
          <draw:text-box>
            <text:p><text:span text:style-name="T1">I.V</text:span></text:p>
          </draw:text-box>
        </draw:frame>
        <draw:frame draw:style-name="gr11" draw:text-style-name="P4" draw:layer="layout" svg:width="1.158cm" svg:height="0.721cm" svg:x="17.677cm" svg:y="16.722cm">
          <draw:text-box>
            <text:p><text:span text:style-name="T1">L.R</text:span></text:p>
          </draw:text-box>
        </draw:frame>
        <draw:frame draw:style-name="gr12" draw:text-style-name="P4" draw:layer="layout" svg:width="1.044cm" svg:height="0.721cm" svg:x="18.305cm" svg:y="17.082cm">
          <draw:text-box>
            <text:p><text:span text:style-name="T1">I.C</text:span></text:p>
          </draw:text-box>
        </draw:frame>
        <draw:frame draw:style-name="gr13" draw:text-style-name="P4" draw:layer="layout" svg:width="1.137cm" svg:height="0.721cm" svg:x="19.203cm" svg:y="17.261cm">
          <draw:text-box>
            <text:p><text:span text:style-name="T1">F.R</text:span></text:p>
          </draw:text-box>
        </draw:frame>
        <draw:frame draw:style-name="gr28" draw:text-style-name="P4" draw:layer="layout" svg:width="0.997cm" svg:height="0.721cm" svg:x="20.19cm" svg:y="17.352cm">
          <draw:text-box>
            <text:p><text:span text:style-name="T1">I.T</text:span></text:p>
          </draw:text-box>
        </draw:frame>
        <draw:frame draw:style-name="gr15" draw:text-style-name="P4" draw:layer="layout" svg:width="0.739cm" svg:height="0.721cm" svg:x="19.832cm" svg:y="16.186cm">
          <draw:text-box>
            <text:p><text:span text:style-name="T1">L</text:span></text:p>
          </draw:text-box>
        </draw:frame>
        <draw:line draw:style-name="gr16" draw:text-style-name="P2" draw:layer="layout" svg:x1="6.047cm" svg:y1="14.302cm" svg:x2="10.946cm" svg:y2="10.35cm">
          <text:p/>
        </draw:line>
        <draw:connector draw:style-name="gr3" draw:text-style-name="P2" draw:layer="layout" draw:type="line" svg:x1="12.369cm" svg:y1="9.503cm" svg:x2="18.34cm" svg:y2="14.51cm" draw:start-shape="id2" draw:start-glue-point="2" draw:end-shape="id10" draw:end-glue-point="0" svg:d="M12369 9503l5971 5007" svg:viewBox="0 0 5972 5008">
          <text:p/>
        </draw:connector>
        <draw:line draw:style-name="gr16" draw:text-style-name="P2" draw:layer="layout" svg:x1="13.25cm" svg:y1="9.917cm" svg:x2="17.669cm" svg:y2="13.541cm">
          <text:p/>
        </draw:line>
        <draw:frame draw:style-name="gr29" draw:text-style-name="P4" draw:layer="layout" svg:width="4.781cm" svg:height="1.191cm" draw:transform="rotate (0.639139572080323) translate (5.9cm 13.228cm)">
          <draw:text-box>
            <text:p><text:span text:style-name="T1">I.N, IV, L.R, I.C, F.R, I.T, L</text:span></text:p>
          </draw:text-box>
        </draw:frame>
        <draw:frame draw:style-name="gr29" draw:text-style-name="P4" draw:layer="layout" svg:width="4.781cm" svg:height="1.191cm" draw:transform="rotate (-0.641059434257518) translate (14.362cm 9.925cm)">
          <draw:text-box>
            <text:p><text:span text:style-name="T1">I.N, IV, L.R, I.C, F.R, I.T, L</text:span></text:p>
          </draw:text-box>
        </draw:frame>
        <draw:line draw:style-name="gr16" draw:text-style-name="P2" draw:layer="layout" svg:x1="17.442cm" svg:y1="14.224cm" svg:x2="12.998cm" svg:y2="10.35cm">
          <text:p/>
        </draw:line>
        <draw:connector draw:style-name="gr3" draw:text-style-name="P2" draw:layer="layout" draw:type="line" svg:x1="12.374cm" svg:y1="14.511cm" svg:x2="12.369cm" svg:y2="9.503cm" draw:start-shape="id18" draw:start-glue-point="0" draw:end-shape="id2" svg:d="M12374 14511l-5-5008" svg:viewBox="0 0 6 5009">
          <text:p/>
        </draw:connector>
        <draw:frame draw:style-name="gr30" draw:text-style-name="P4" draw:layer="layout" svg:width="4.78cm" svg:height="1.191cm" draw:transform="rotate (-0.640884901332318) translate (13.465cm 11.002cm)">
          <draw:text-box>
            <text:p><text:span text:style-name="T1">V.I.N, V.IV, V.L.R, V.I.C, V.F.R, V.I.T, V.L</text:span></text:p>
          </draw:text-box>
        </draw:frame>
        <draw:line draw:style-name="gr16" draw:text-style-name="P2" draw:layer="layout" svg:x1="12.704cm" svg:y1="10.3cm" svg:x2="12.77cm" svg:y2="14.224cm">
          <text:p/>
        </draw:line>
        <draw:frame draw:style-name="gr30" draw:text-style-name="P4" draw:layer="layout" svg:width="4.235cm" svg:height="1.661cm" draw:transform="rotate (0.00488692190558412) translate (12.723cm 13.608cm)">
          <draw:text-box>
            <text:p><text:span text:style-name="T1">V.I.N, V.IV, V.L.R,</text:span></text:p>
            <text:p><text:span text:style-name="T1"><text:s/></text:span><text:span text:style-name="T1">V.I.C, V.F.R, V.I.T, V.L</text:span></text:p>
          </draw:text-box>
        </draw:frame>
        <draw:custom-shape draw:style-name="gr18" draw:text-style-name="P2" xml:id="id18" draw:id="id18" draw:layer="layout" svg:width="2.203cm" svg:height="1.398cm" svg:x="11.273cm" svg:y="14.511cm">
          <text:p text:style-name="P1"><text:span text:style-name="T1">Add Item To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3.181cm" svg:height="1.506cm" svg:x="16.579cm" svg:y="2.597cm">
          <text:p text:style-name="P1"><text:span text:style-name="T1">Manage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3.181cm" svg:height="1.506cm" svg:x="21.679cm" svg:y="7.797cm">
          <text:p text:style-name="P1"><text:span text:style-name="T1">Delete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369cm" svg:y1="7.997cm" svg:x2="18.169cm" svg:y2="4.103cm" draw:start-shape="id2" draw:start-glue-point="0" draw:end-shape="id19" draw:end-glue-point="2" svg:d="M12369 7997l5800-3894" svg:viewBox="0 0 5801 3895">
          <text:p/>
        </draw:connector>
        <draw:connector draw:style-name="gr3" draw:text-style-name="P1" draw:layer="layout" draw:type="line" svg:x1="18.169cm" svg:y1="4.103cm" svg:x2="23.269cm" svg:y2="7.797cm" draw:start-shape="id19" draw:start-glue-point="2" draw:end-shape="id20" draw:end-glue-point="0" svg:d="M18169 4103l5100 3694" svg:viewBox="0 0 5101 3695">
          <text:p/>
        </draw:connector>
        <draw:custom-shape draw:style-name="gr18" draw:text-style-name="P2" xml:id="id21" draw:id="id21" draw:layer="layout" svg:width="2.203cm" svg:height="1.398cm" svg:x="20.239cm" svg:y="14.51cm">
          <text:p text:style-name="P1"><text:span text:style-name="T1">Confirm</text:span></text:p>
          <text:p text:style-name="P1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1.34cm" svg:y1="14.51cm" svg:x2="23.269cm" svg:y2="9.303cm" draw:start-shape="id21" draw:start-glue-point="0" draw:end-shape="id20" draw:end-glue-point="2" svg:d="M21340 14510l1929-5207" svg:viewBox="0 0 1930 5208">
          <text:p/>
        </draw:connector>
        <draw:custom-shape draw:style-name="gr18" draw:text-style-name="P2" xml:id="id22" draw:id="id22" draw:layer="layout" svg:width="2.203cm" svg:height="1.398cm" svg:x="24.239cm" svg:y="14.51cm">
          <text:p text:style-name="P1"><text:span text:style-name="T1">Delete </text:span></text:p>
          <text:p text:style-name="P1"><text:span text:style-name="T1">From 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3.269cm" svg:y1="9.303cm" svg:x2="25.34cm" svg:y2="14.51cm" draw:start-shape="id20" draw:start-glue-point="2" draw:end-shape="id22" draw:end-glue-point="0" svg:d="M23269 9303l2071 5207" svg:viewBox="0 0 2072 5208">
          <text:p/>
        </draw:connector>
        <draw:line draw:style-name="gr16" draw:text-style-name="P2" draw:layer="layout" svg:x1="21.031cm" svg:y1="14.33cm" svg:x2="21.828cm" svg:y2="12.049cm">
          <text:p/>
        </draw:line>
        <draw:frame draw:style-name="gr26" draw:text-style-name="P4" draw:layer="layout" svg:width="1.26cm" svg:height="0.721cm" svg:x="19.815cm" svg:y="13.095cm">
          <draw:text-box>
            <text:p><text:span text:style-name="T1">T/F</text:span></text:p>
          </draw:text-box>
        </draw:frame>
        <draw:custom-shape draw:style-name="gr31" draw:text-style-name="P7" xml:id="id23" draw:id="id23" draw:layer="layout" svg:width="0.889cm" svg:height="0.889cm" svg:x="11.917cm" svg:y="9.322cm">
          <text:p text:style-name="P1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" xml:id="id24" draw:id="id24" draw:layer="layout" svg:width="3.108cm" svg:height="1.397cm" svg:x="4.158cm" svg:y="9.509cm">
          <text:p text:style-name="P1"><text:span text:style-name="T4">Key:</text:span></text:p>
          <text:p text:style-name="P1"><text:span text:style-name="T1">While Not 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.917cm" svg:y1="9.766cm" svg:x2="7.266cm" svg:y2="10.207cm" draw:start-shape="id23" draw:start-glue-point="5" draw:end-shape="id24" draw:end-glue-point="1" svg:d="M11917 9766l-4651 441" svg:viewBox="0 0 4652 442">
          <text:p/>
        </draw:connector>
        <draw:custom-shape draw:style-name="gr32" draw:text-style-name="P2" xml:id="id25" draw:id="id25" draw:layer="layout" svg:width="3.108cm" svg:height="1.397cm" svg:x="18.158cm" svg:y="9.509cm">
          <text:p text:style-name="P1"><text:span text:style-name="T4">Key:</text:span></text:p>
          <text:p text:style-name="P1"><text:span text:style-name="T1">If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xml:id="id26" draw:id="id26" draw:layer="layout" svg:width="0.889cm" svg:height="0.889cm" svg:x="22.867cm" svg:y="9.122cm">
          <text:p text:style-name="P1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1.266cm" svg:y1="10.207cm" svg:x2="22.867cm" svg:y2="9.566cm" draw:start-shape="id25" draw:start-glue-point="1" draw:end-shape="id26" draw:end-glue-point="5" svg:d="M21266 10207l1601-641" svg:viewBox="0 0 1602 642">
          <text:p/>
        </draw:connector>
        <draw:line draw:style-name="gr16" draw:text-style-name="P2" draw:layer="layout" svg:x1="23.882cm" svg:y1="10.135cm" svg:x2="24.622cm" svg:y2="12.049cm">
          <text:p/>
        </draw:line>
        <draw:frame draw:style-name="gr33" draw:text-style-name="P4" draw:layer="layout" svg:width="0.76cm" svg:height="0.721cm" svg:x="24.46cm" svg:y="10.496cm">
          <draw:text-box>
            <text:p><text:span text:style-name="T1">T</text:span></text:p>
          </draw:text-box>
        </draw:frame>
        <draw:frame draw:style-name="gr33" draw:text-style-name="P9" xml:id="id27" draw:id="id27" draw:layer="layout" svg:width="2.102cm" svg:height="0.721cm" svg:x="17.11cm" svg:y="0.697cm">
          <draw:text-box>
            <text:p text:style-name="P8"><text:span text:style-name="T4">Page 52</text:span></text:p>
          </draw:text-box>
        </draw:frame>
        <draw:connector draw:style-name="gr3" draw:text-style-name="P1" draw:layer="layout" draw:type="line" svg:x1="18.169cm" svg:y1="2.597cm" svg:x2="18.161cm" svg:y2="1.418cm" draw:start-shape="id19" draw:start-glue-point="0" draw:end-shape="id27" draw:end-glue-point="2" svg:d="M18169 2597l-8-1179" svg:viewBox="0 0 9 11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7:49:28.563368000</meta:creation-date>
    <meta:generator>LibreOffice/4.3.5.2$MacOSX_x86 LibreOffice_project/3a87456aaa6a95c63eea1c1b3201acedf0751bd5</meta:generator>
    <dc:date>2015-01-14T19:52:36.981450000</dc:date>
    <meta:editing-duration>PT35M23S</meta:editing-duration>
    <meta:editing-cycles>13</meta:editing-cycles>
    <meta:document-statistic meta:object-count="105"/>
  </office:meta>
</office:document-meta>
</file>